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bVotes Mod</text:p>
      <text:p text:style-name="Standard"/>
      <text:p text:style-name="Standard"><text:a xlink:type="simple" xlink:href="http://github.com/rcdesign/vb-thanks_groan_hack_extention">http://github.com/rcdesign/vb-thanks_groan_hack_extention</text:a> + Полный редизайн базы / сеттингов.</text:p>
      <text:p text:style-name="Standard"/>
      <text:list xml:id="list325454521" text:style-name="L1">
        <text:list-item>
          <text:p text:style-name="P1">Задизайнить базу</text:p>
        </text:list-item>
      </text:list>
      <text:list xml:id="list2147953569" text:style-name="L2">
        <text:list-item>
          <text:list>
            <text:list-item>
              <text:p text:style-name="P2">(?) Все в одну таблицу</text:p>
            </text:list-item>
            <text:list-item>
              <text:p text:style-name="P2">(?) Предусмотреть _возможность_ разных типов постов (посты, социалка, блоги, статьи). Сразу только посты и социалка. Остальное потом.</text:p>
            </text:list-item>
          </text:list>
        </text:list-item>
      </text:list>
      <text:list xml:id="list1072662283" text:continue-list="list325454521" text:style-name="L1">
        <text:list-item>
          <text:p text:style-name="P1">Корректно обрабатывать действия модераторов и администраторов</text:p>
        </text:list-item>
      </text:list>
      <text:list xml:id="list938872312" text:style-name="L3">
        <text:list-item>
          <text:list>
            <text:list-item>
              <text:p text:style-name="P3">Перемещение топика в раздел, где нельзя голосовать</text:p>
            </text:list-item>
            <text:list-item>
              <text:p text:style-name="P3">Смена группы юзера на ту, которой нельзя голосовать</text:p>
            </text:list-item>
            <text:list-item>
              <text:p text:style-name="P3">Удаление/Скрытие постов и топиков.</text:p>
            </text:list-item>
            <text:list-item>
              <text:p text:style-name="P3">Merge юзеров</text:p>
            </text:list-item>
          </text:list>
        </text:list-item>
      </text:list>
      <text:list xml:id="list1509622320" text:continue-list="list1072662283" text:style-name="L1">
        <text:list-item>
          <text:p text:style-name="P1">(?) Автоматический пересчет данных. Вроде и так должно быть целостно</text:p>
        </text:list-item>
        <text:list-item>
          <text:p text:style-name="P1">Расписать ВСЕ SQL-запросы и убедиться, что используются индексы.</text:p>
        </text:list-item>
        <text:list-item>
          <text:p text:style-name="P1">Скрипт конвертации старых таблиц</text:p>
        </text:list-item>
        <text:list-item>
          <text:p text:style-name="P1">Упростить статистику в профиле. 2 строки на каждый тип (Получено +/-, Роздано +/-). Если и там и там 0 — скрывать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taly Puzrin</meta:initial-creator>
    <meta:creation-date>2010-01-08T21:42:36</meta:creation-date>
    <dc:date>2010-01-08T22:39:51</dc:date>
    <dc:creator>Vitaly Puzrin</dc:creator>
    <meta:editing-duration>PT00H26M44S</meta:editing-duration>
    <meta:editing-cycles>3</meta:editing-cycles>
    <meta:generator>OpenOffice.org/3.1$Linux OpenOffice.org_project/310m19$Build-9420</meta:generator>
    <meta:document-statistic meta:table-count="0" meta:image-count="0" meta:object-count="0" meta:page-count="1" meta:paragraph-count="14" meta:word-count="115" meta:character-count="779"/>
  </office:meta>
</office:document-meta>
</file>